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Roman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10b73da"/>
    </style:style>
    <style:style style:name="P2" style:family="paragraph" style:parent-style-name="Header">
      <style:text-properties fo:font-size="3pt" style:font-size-asian="4pt" style:font-size-complex="4pt"/>
    </style:style>
    <style:style style:name="P3" style:family="paragraph" style:parent-style-name="Header">
      <style:text-properties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Footer">
      <style:text-properties officeooo:paragraph-rsid="018620a3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8" style:family="paragraph" style:parent-style-name="Footer">
      <style:text-properties officeooo:rsid="00178920" officeooo:paragraph-rsid="00178920"/>
    </style:style>
    <style:style style:name="P9" style:family="paragraph" style:parent-style-name="Footer">
      <style:text-properties officeooo:paragraph-rsid="004274bc"/>
    </style:style>
    <style:style style:name="P1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_5f_Header_20_page_20_paire_20__28_G_29_">
      <style:paragraph-properties fo:text-align="start" style:justify-single-word="false"/>
    </style:style>
    <style:style style:name="P13" style:family="paragraph" style:parent-style-name="_5f_Header_20_page_20_paire_20__28_G_29_">
      <style:paragraph-properties fo:text-align="start" style:justify-single-word="false"/>
      <style:text-properties officeooo:paragraph-rsid="02a56131"/>
    </style:style>
    <style:style style:name="P14" style:family="paragraph" style:parent-style-name="_5f_Header_20_page_20_paire_20__28_G_29_">
      <style:text-properties officeooo:paragraph-rsid="029191d0"/>
    </style:style>
    <style:style style:name="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5" style:family="paragraph" style:parent-style-name="_5f_Footer_20_page_20_impaire_20__28_D_29_">
      <style:paragraph-properties fo:text-align="center" style:justify-single-word="false"/>
      <style:text-properties officeooo:paragraph-rsid="02943ba7"/>
    </style:style>
    <style:style style:name="P26" style:family="paragraph" style:parent-style-name="_5f_Footer_20_page_20_paire_20__28_G_29_"/>
    <style:style style:name="P27" style:family="paragraph" style:parent-style-name="_5f_Footer_20_page_20_paire_20__28_G_29_">
      <style:text-properties officeooo:paragraph-rsid="02cdb06c"/>
    </style:style>
    <style:style style:name="P2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0" style:family="paragraph" style:parent-style-name="_5f_Titre_20_d_27_exercices_20_livret" style:list-style-name="_5f_Numérotation_20_des_20_exercices_20_livrets"/>
    <style:style style:name="P31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2" style:family="paragraph">
      <loext:graphic-properties draw:fill-color="#2a6099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="solid" draw:fill-color="#7fb241"/>
    </style:style>
    <style:style style:name="P36" style:family="paragraph">
      <loext:graphic-properties draw:fill="solid" draw:fill-color="#2a6099"/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38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P3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2" style:family="paragraph">
      <loext:graphic-properties draw:fill="solid" draw:fill-color="#1ca2b8"/>
    </style:style>
    <style:style style:name="P4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66ff" loext:opacity="100%" fo:font-size="16pt" fo:letter-spacing="normal" officeooo:rsid="01202368" style:font-size-asian="16pt" style:font-size-complex="16pt"/>
    </style:style>
    <style:style style:name="T2" style:family="text">
      <style:text-properties fo:font-variant="normal" fo:text-transform="none" fo:color="#0066ff" loext:opacity="100%" style:font-name="Bitstream Vera Sans5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T5" style:family="text">
      <style:text-properties fo:font-variant="normal" fo:text-transform="none" style:font-name="Bitstream Vera Sans5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style:font-name="Bitstream Vera Sans5" fo:font-size="10pt" fo:letter-spacing="normal" fo:font-style="normal" fo:font-weight="normal" officeooo:rsid="02275619" style:font-size-asian="10pt" style:font-size-complex="10pt"/>
    </style:style>
    <style:style style:name="T7" style:family="text">
      <style:text-properties fo:font-variant="normal" fo:text-transform="none" style:font-name="Bitstream Vera Sans5" fo:font-size="10pt" fo:letter-spacing="normal" fo:font-style="normal" fo:font-weight="normal" officeooo:rsid="0237ac11" style:font-size-asian="10pt" style:font-size-complex="10pt"/>
    </style:style>
    <style:style style:name="T8" style:family="text">
      <style:text-properties officeooo:rsid="029c49ad"/>
    </style:style>
    <style:style style:name="T9" style:family="text">
      <style:text-properties officeooo:rsid="029e98ca"/>
    </style:style>
    <style:style style:name="T10" style:family="text">
      <style:text-properties fo:font-variant="small-caps" fo:color="#2a6099" loext:opacity="100%" style:font-name="Bitstream Vera Sans2" fo:font-size="16pt" fo:font-style="normal" fo:text-shadow="none" fo:font-weight="bold" officeooo:rsid="026ba6a2"/>
    </style:style>
    <style:style style:name="T11" style:family="text">
      <style:text-properties fo:font-variant="small-caps" fo:color="#2a6099" loext:opacity="100%" style:font-name="Bitstream Vera Sans2" fo:font-size="16pt" fo:font-style="normal" fo:text-shadow="none" fo:font-weight="bold" officeooo:rsid="01e0e078"/>
    </style:style>
    <style:style style:name="T12" style:family="text">
      <style:text-properties fo:font-variant="small-caps" fo:color="#2a6099" loext:opacity="100%" style:font-name="Bitstream Vera Sans2" fo:font-size="16pt" fo:font-style="normal" fo:text-shadow="none" fo:font-weight="bold" officeooo:rsid="02890049"/>
    </style:style>
    <style:style style:name="T13" style:family="text">
      <style:text-properties fo:font-variant="small-caps" fo:color="#808080" loext:opacity="100%" style:font-name="Bitstream Vera Sans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" style:family="text">
      <style:text-properties fo:font-variant="small-caps" fo:color="#808080" loext:opacity="100%" style:font-name="Bitstream Vera Sans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" style:family="text">
      <style:text-properties fo:font-variant="small-caps" fo:color="#808080" loext:opacity="100%" style:font-name="Bitstream Vera Sans" fo:font-size="11pt" fo:font-style="normal" fo:font-weight="bold" officeooo:rsid="02892b5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6" style:family="text">
      <style:text-properties fo:font-variant="small-caps" fo:font-size="15pt" style:font-size-asian="15pt" style:font-size-complex="15pt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0" style:family="text">
      <style:text-properties fo:font-variant="small-caps" officeooo:rsid="00990660"/>
    </style:style>
    <style:style style:name="T21" style:family="text">
      <style:text-properties fo:font-variant="small-caps" officeooo:rsid="0054f64f"/>
    </style:style>
    <style:style style:name="T22" style:family="text">
      <style:text-properties fo:font-variant="small-caps" officeooo:rsid="00b5d2d1"/>
    </style:style>
    <style:style style:name="T23" style:family="text">
      <style:text-properties fo:font-variant="small-caps" officeooo:rsid="00b6801f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officeooo:rsid="00b6801f"/>
    </style:style>
    <style:style style:name="T2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29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30" style:family="text">
      <style:text-properties style:use-window-font-color="true" loext:opacity="0%" style:font-name="Bitstream Vera Sans5" fo:font-size="9pt" fo:font-weight="normal" officeooo:rsid="02464fc4" style:font-size-asian="10.5pt" style:font-name-complex="Arial"/>
    </style:style>
    <style:style style:name="T31" style:family="text">
      <style:text-properties officeooo:rsid="009e3fdd"/>
    </style:style>
    <style:style style:name="T32" style:family="text">
      <style:text-properties officeooo:rsid="00b5d2d1"/>
    </style:style>
    <style:style style:name="T33" style:family="text">
      <style:text-properties officeooo:rsid="002925a2"/>
    </style:style>
    <style:style style:name="T34" style:family="text">
      <style:text-properties officeooo:rsid="002b33ed"/>
    </style:style>
    <style:style style:name="T35" style:family="text">
      <style:text-properties style:font-name="Bitstream Vera Sans5" style:font-name-complex="Arial"/>
    </style:style>
    <style:style style:name="T36" style:family="text">
      <style:text-properties style:font-name="Bitstream Vera Sans5" officeooo:rsid="02279efa" style:font-name-complex="Arial"/>
    </style:style>
    <style:style style:name="T37" style:family="text">
      <style:text-properties style:font-name="Bitstream Vera Sans5" officeooo:rsid="02279efa"/>
    </style:style>
    <style:style style:name="T38" style:family="text">
      <style:text-properties officeooo:rsid="0225a17b"/>
    </style:style>
    <style:style style:name="T39" style:family="text">
      <style:text-properties officeooo:rsid="02275619"/>
    </style:style>
    <style:style style:name="T40" style:family="text">
      <style:text-properties style:font-name="OpenSymbol" officeooo:rsid="004f6db0" style:font-name-asian="OpenSymbol" style:font-name-complex="OpenSymbol"/>
    </style:style>
    <style:style style:name="T41" style:family="text">
      <style:text-properties officeooo:rsid="02279efa"/>
    </style:style>
    <style:style style:name="T42" style:family="text">
      <style:text-properties officeooo:rsid="023a201f"/>
    </style:style>
    <style:style style:name="T43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fffff" loext:opacity="100%" fo:font-size="16pt" style:font-size-asian="16pt" style:font-size-complex="16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9" draw:name="Shape3_1" draw:style-name="gr15" draw:text-style-name="P33" svg:x1="18.205cm" svg:y1="1.328cm" svg:x2="21.997cm" svg:y2="1.328cm">
        <text:p/>
      </draw:line>
      <draw:frame text:anchor-type="page" text:anchor-page-number="1" draw:z-index="8" draw:name="Shape2_0" draw:style-name="gr16" draw:text-style-name="P34" svg:width="2.701cm" svg:height="0.715cm" draw:transform="rotate (0.0876155284501153) translate (1.06186111111111cm 1.46579166666667cm)">
        <draw:text-box>
          <text:p text:style-name="P33"><text:span text:style-name="T43">Séri</text:span><text:span text:style-name="T43">e 4</text:span></text:p>
        </draw:text-box>
      </draw:frame>
      <draw:path text:anchor-type="page" text:anchor-page-number="1" draw:z-index="7" draw:name="Shape1_0" draw:style-name="gr17" draw:text-style-name="P42" svg:width="4.329cm" svg:height="2.24cm" svg:x="0cm" svg:y="0.02cm" svg:viewBox="0 0 4330 2241" svg:d="M0 2241l3984-288c209-15 363-168 345-342l-170-1611h-4159z">
        <text:p/>
      </draw:path>
      <text:list xml:id="list3994475079" text:style-name="_5f_Numérotation_20_des_20_exercices_20_livrets">
        <text:list-item>
          <text:h text:style-name="P31" text:outline-level="1"><text:s/><text:span text:style-name="T38">Construis un rectangle RSTU de centre O et tel que (d) soit un de ses axes de symétrie.</text:span></text:h>
        </text:list-item>
      </text:list>
      <text:p text:style-name="_5f_Paragraphe_20_livret_20_"/>
      <text:p text:style-name="_5f_Paragraphe_20_livret_20_"/>
      <text:p text:style-name="_5f_Paragraphe_20_livret_20_"><draw:g text:anchor-type="paragraph" draw:z-index="2" draw:name="Shape24" draw:style-name="gr22"><draw:line draw:style-name="gr19" draw:text-style-name="P43" svg:x1="-0.218cm" svg:y1="4.385cm" svg:x2="7.846cm" svg:y2="0.633cm"><text:p/></draw:line><draw:frame draw:style-name="gr25" draw:text-style-name="P45" svg:width="1.031cm" svg:height="0.623cm" svg:x="7.424cm" svg:y="0.009cm"><draw:text-box><text:p text:style-name="P44"><text:span text:style-name="T46">(d)</text:span></text:p></draw:text-box></draw:frame><draw:line draw:style-name="gr19" draw:text-style-name="P43" svg:x1="4.533cm" svg:y1="2.076cm" svg:x2="4.699cm" svg:y2="2.242cm"><text:p/></draw:line><draw:line draw:style-name="gr19" draw:text-style-name="P43" svg:x1="4.695cm" svg:y1="2.076cm" svg:x2="4.526cm" svg:y2="2.239cm"><text:p/></draw:line><draw:line draw:style-name="gr19" draw:text-style-name="P43" svg:x1="4.533cm" svg:y1="2.076cm" svg:x2="4.699cm" svg:y2="2.242cm"><text:p/></draw:line><draw:line draw:style-name="gr19" draw:text-style-name="P43" svg:x1="4.695cm" svg:y1="2.076cm" svg:x2="4.526cm" svg:y2="2.239cm"><text:p/></draw:line><draw:frame draw:style-name="gr32" draw:text-style-name="P45" svg:width="0.96cm" svg:height="0.701cm" svg:x="4.387cm" svg:y="2.274cm"><draw:text-box><text:p text:style-name="P44"><text:span text:style-name="T46">O</text:span></text:p></draw:text-box></draw:frame><draw:line draw:style-name="gr19" draw:text-style-name="P43" svg:x1="1.369cm" svg:y1="1.748cm" svg:x2="1.535cm" svg:y2="1.914cm"><text:p/></draw:line><draw:line draw:style-name="gr19" draw:text-style-name="P43" svg:x1="1.538cm" svg:y1="1.748cm" svg:x2="1.369cm" svg:y2="1.911cm"><text:p/></draw:line><draw:line draw:style-name="gr19" draw:text-style-name="P43" svg:x1="1.369cm" svg:y1="1.748cm" svg:x2="1.535cm" svg:y2="1.914cm"><text:p/></draw:line><draw:line draw:style-name="gr19" draw:text-style-name="P43" svg:x1="1.538cm" svg:y1="1.748cm" svg:x2="1.369cm" svg:y2="1.911cm"><text:p/></draw:line><draw:frame draw:style-name="gr33" draw:text-style-name="P45" svg:width="0.72cm" svg:height="0.676cm" svg:x="0.836cm" svg:y="1.33cm"><draw:text-box><text:p text:style-name="P44"><text:span text:style-name="T46">S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1458787835998" text:continue-numbering="true" text:style-name="_5f_Numérotation_20_des_20_exercices_20_livrets">
        <text:list-item>
          <text:h text:style-name="_5f_Titre_20_d_27_exercices_20_livret_20_sans_20_titre_20_avec_20_num_20_exo" text:outline-level="1"><draw:g text:anchor-type="paragraph" draw:z-index="3" draw:name="Shape25" draw:style-name="gr22"><draw:g draw:style-name="gr23"><draw:line draw:style-name="gr19" draw:text-style-name="P43" svg:x1="5.034cm" svg:y1="8.217cm" svg:x2="0.608cm" svg:y2="2.595cm"><text:p/></draw:line><draw:frame draw:style-name="gr29" draw:text-style-name="P45" svg:width="2.153cm" svg:height="1.295cm" svg:x="0.011cm" svg:y="2.715cm"><draw:text-box><text:p text:style-name="P44"><text:span text:style-name="T46">(d)</text:span></text:p></draw:text-box></draw:frame><draw:line draw:style-name="gr19" draw:text-style-name="P43" svg:x1="0.317cm" svg:y1="6.44cm" svg:x2="0.437cm" svg:y2="6.56cm"><text:p/></draw:line><draw:line draw:style-name="gr19" draw:text-style-name="P43" svg:x1="0.437cm" svg:y1="6.44cm" svg:x2="0.315cm" svg:y2="6.557cm"><text:p/></draw:line><draw:line draw:style-name="gr19" draw:text-style-name="P43" svg:x1="0.317cm" svg:y1="6.44cm" svg:x2="0.437cm" svg:y2="6.56cm"><text:p/></draw:line><draw:line draw:style-name="gr19" draw:text-style-name="P43" svg:x1="0.437cm" svg:y1="6.44cm" svg:x2="0.315cm" svg:y2="6.557cm"><text:p/></draw:line><draw:frame draw:style-name="gr30" draw:text-style-name="P45" svg:width="1.435cm" svg:height="0.84cm" svg:x="0.131cm" svg:y="6.421cm"><draw:text-box><text:p text:style-name="P44"><text:span text:style-name="T46">A</text:span></text:p></draw:text-box></draw:frame><draw:line draw:style-name="gr19" draw:text-style-name="P43" svg:x1="2.988cm" svg:y1="10.381cm" svg:x2="7.22cm" svg:y2="2.958cm"><text:p/></draw:line></draw:g><draw:frame draw:style-name="gr31" draw:text-style-name="P45" svg:width="2.154cm" svg:height="1.297cm" svg:x="6.216cm" svg:y="2.778cm"><draw:text-box><text:p text:style-name="P44"><text:span text:style-name="T46">(d</text:span><text:span text:style-name="T47">1</text:span><text:span text:style-name="T46">)</text:span></text:p></draw:text-box></draw:frame></draw:g><text:s/><text:span text:style-name="T6">Malik a imaginé la figure ci-dessous pour construire un rectangle ABCD, tel que la droite (d) soit </text:span><text:span text:style-name="T7">un de ses</text:span><text:span text:style-name="T6"> axe</text:span><text:span text:style-name="T7">s</text:span><text:span text:style-name="T6"> de</text:span><text:span text:style-name="T5"> symétrie et le point C ap­partien</text:span><text:span text:style-name="T7">ne</text:span><text:span text:style-name="T5"> à la droite (d1). Aide Malik à construire son rectangle ABCD.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1457480356254" text:continue-numbering="true" text:style-name="_5f_Numérotation_20_des_20_exercices_20_livrets">
        <text:list-item>
          <text:h text:style-name="_5f_Titre_20_d_27_exercices_20_livret_20_sans_20_titre_20_avec_20_num_20_exo" text:outline-level="1"><text:s/><text:span text:style-name="T39">Construis un rectangle CHAT tel que (d) soit un de ses axes de symétrie et que B </text:span><text:span text:style-name="T40">∈</text:span><text:span text:style-name="T39"> [CH].</text:span></text:h>
        </text:list-item>
      </text:list>
      <text:p text:style-name="_5f_Paragraphe_20_livret_20_"/>
      <text:p text:style-name="_5f_Paragraphe_20_livret_20_"><draw:g text:anchor-type="paragraph" draw:z-index="4" draw:name="Shape26" draw:style-name="gr22"><draw:line draw:style-name="gr19" draw:text-style-name="P43" svg:x1="7.433cm" svg:y1="6.887cm" svg:x2="2.212cm" svg:y2="0.254cm"><text:p/></draw:line><draw:frame draw:style-name="gr26" draw:text-style-name="P45" svg:width="2.539cm" svg:height="1.53cm" svg:x="1.505cm" svg:y="0.391cm"><draw:text-box><text:p text:style-name="P44"><text:span text:style-name="T46">(d)</text:span></text:p></draw:text-box></draw:frame><draw:line draw:style-name="gr19" draw:text-style-name="P43" svg:x1="6.015cm" svg:y1="0.732cm" svg:x2="6.156cm" svg:y2="0.873cm"><text:p/></draw:line><draw:line draw:style-name="gr19" draw:text-style-name="P43" svg:x1="6.159cm" svg:y1="0.732cm" svg:x2="6.015cm" svg:y2="0.87cm"><text:p/></draw:line><draw:line draw:style-name="gr19" draw:text-style-name="P43" svg:x1="6.015cm" svg:y1="0.732cm" svg:x2="6.156cm" svg:y2="0.873cm"><text:p/></draw:line><draw:line draw:style-name="gr19" draw:text-style-name="P43" svg:x1="6.159cm" svg:y1="0.732cm" svg:x2="6.015cm" svg:y2="0.87cm"><text:p/></draw:line><draw:frame draw:style-name="gr27" draw:text-style-name="P45" svg:width="1.004cm" svg:height="0.726cm" svg:x="5.941cm" svg:y="0.123cm"><draw:text-box><text:p text:style-name="P44"><text:span text:style-name="T46">A</text:span></text:p></draw:text-box></draw:frame><draw:line draw:style-name="gr19" draw:text-style-name="P43" svg:x1="3.983cm" svg:y1="5.775cm" svg:x2="4.124cm" svg:y2="5.916cm"><text:p/></draw:line><draw:line draw:style-name="gr19" draw:text-style-name="P43" svg:x1="4.127cm" svg:y1="5.775cm" svg:x2="3.983cm" svg:y2="5.913cm"><text:p/></draw:line><draw:line draw:style-name="gr19" draw:text-style-name="P43" svg:x1="3.983cm" svg:y1="5.775cm" svg:x2="4.124cm" svg:y2="5.916cm"><text:p/></draw:line><draw:line draw:style-name="gr19" draw:text-style-name="P43" svg:x1="4.127cm" svg:y1="5.775cm" svg:x2="3.983cm" svg:y2="5.913cm"><text:p/></draw:line><draw:frame draw:style-name="gr28" draw:text-style-name="P45" svg:width="0.974cm" svg:height="0.632cm" svg:x="3.763cm" svg:y="5.942cm"><draw:text-box><text:p text:style-name="P44"><text:span text:style-name="T46">B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1457800843857" text:continue-numbering="true" text:style-name="_5f_Numérotation_20_des_20_exercices_20_livrets">
        <text:list-item>
          <text:h text:style-name="_5f_Titre_20_d_27_exercices_20_livret_20_sans_20_titre_20_avec_20_num_20_exo" text:outline-level="1"><text:s/><text:span text:style-name="T41">Construis un losange ANGE tel que (d) soit un de ses axes de symétrie et NE=</text:span><text:span text:style-name="T42">6</text:span><text:span text:style-name="T41"> cm.</text:span></text:h>
        </text:list-item>
      </text:list>
      <text:p text:style-name="_5f_Paragraphe_20_livret_20_"><draw:g text:anchor-type="paragraph" draw:z-index="5" draw:name="Shape27" draw:style-name="gr22"><draw:g draw:style-name="gr23"><draw:line draw:style-name="gr19" draw:text-style-name="P43" svg:x1="0.639cm" svg:y1="3.65cm" svg:x2="7.53cm" svg:y2="1.54cm"><text:p/></draw:line><draw:frame draw:style-name="gr24" draw:text-style-name="P45" svg:width="1.084cm" svg:height="0.77cm" svg:x="6.931cm" svg:y="0.901cm"><draw:text-box><text:p text:style-name="P44"><text:span text:style-name="T46">(d)</text:span></text:p></draw:text-box></draw:frame><draw:line draw:style-name="gr19" draw:text-style-name="P43" svg:x1="3.504cm" svg:y1="0.718cm" svg:x2="3.645cm" svg:y2="0.859cm"><text:p/></draw:line><draw:line draw:style-name="gr19" draw:text-style-name="P43" svg:x1="3.647cm" svg:y1="0.718cm" svg:x2="3.504cm" svg:y2="0.856cm"><text:p/></draw:line><draw:line draw:style-name="gr19" draw:text-style-name="P43" svg:x1="3.504cm" svg:y1="0.718cm" svg:x2="3.645cm" svg:y2="0.859cm"><text:p/></draw:line><draw:line draw:style-name="gr19" draw:text-style-name="P43" svg:x1="3.647cm" svg:y1="0.718cm" svg:x2="3.504cm" svg:y2="0.856cm"><text:p/></draw:line><draw:frame draw:style-name="gr25" draw:text-style-name="P45" svg:width="1.01cm" svg:height="0.623cm" svg:x="2.893cm" svg:y="0.326cm"><draw:text-box><text:p text:style-name="P44"><text:span text:style-name="T46">G</text:span></text:p></draw:text-box></draw:fram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1458987951841" text:continue-numbering="true" text:style-name="_5f_Numérotation_20_des_20_exercices_20_livrets">
        <text:list-item>
          <text:h text:style-name="_5f_Titre_20_d_27_exercices_20_livret_20_sans_20_titre_20_avec_20_num_20_exo" text:outline-level="1"><text:s/><text:span text:style-name="T37">C</text:span><text:span text:style-name="Character_5f_20_5f_style"><text:span text:style-name="T35">onstruis un carré </text:span></text:span><text:span text:style-name="Character_5f_20_5f_style"><text:span text:style-name="T30">NORD</text:span></text:span><text:span text:style-name="Character_5f_20_5f_style"><text:span text:style-name="T35"> tel que (d) soit un de ses axes de symétrie et </text:span></text:span><text:span text:style-name="Character_5f_20_5f_style"><text:span text:style-name="T36">O </text:span></text:span><text:span text:style-name="Character_5f_20_5f_style"><text:span text:style-name="T40">∈</text:span></text:span><text:span text:style-name="Character_5f_20_5f_style"><text:span text:style-name="T36"> (d).</text:span></text:span></text:h>
        </text:list-item>
      </text:list>
      <text:p text:style-name="Standard"><draw:g text:anchor-type="paragraph" draw:z-index="6" draw:name="Shape70" draw:style-name="gr18"><draw:line draw:style-name="gr19" draw:text-style-name="P43" svg:x1="0.549cm" svg:y1="1.629cm" svg:x2="8.367cm" svg:y2="3.56cm"><text:p/></draw:line><draw:frame draw:style-name="gr20" draw:text-style-name="P45" svg:width="1.17cm" svg:height="0.773cm" svg:x="8.201cm" svg:y="2.986cm"><draw:text-box><text:p text:style-name="P44"><text:span text:style-name="T46">(d)</text:span></text:p></draw:text-box></draw:frame><draw:line draw:style-name="gr19" draw:text-style-name="P43" svg:x1="3.737cm" svg:y1="0.768cm" svg:x2="3.893cm" svg:y2="0.924cm"><text:p/></draw:line><draw:line draw:style-name="gr19" draw:text-style-name="P43" svg:x1="3.896cm" svg:y1="0.768cm" svg:x2="3.737cm" svg:y2="0.921cm"><text:p/></draw:line><draw:line draw:style-name="gr19" draw:text-style-name="P43" svg:x1="3.737cm" svg:y1="0.768cm" svg:x2="3.893cm" svg:y2="0.924cm"><text:p/></draw:line><draw:line draw:style-name="gr19" draw:text-style-name="P43" svg:x1="3.896cm" svg:y1="0.768cm" svg:x2="3.737cm" svg:y2="0.921cm"><text:p/></draw:line><draw:frame draw:style-name="gr21" draw:text-style-name="P45" svg:width="1.87cm" svg:height="1.093cm" svg:x="3.636cm" svg:y="0.319cm"><draw:text-box><text:p text:style-name="P44"><text:span text:style-name="T46">R</text:span></text:p></draw:text-box></draw:frame></draw:g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><text:span text:style-name="T36"/></text:span></text:p>
      <text:p text:style-name="Standard"><text:span text:style-name="Character_5f_20_5f_styl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Roman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5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enonce3" style:display-name="Puce_enonce3" style:family="text">
      <style:text-properties fo:color="#ff0000" loext:opacity="100%" style:font-size-asian="10.5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 loext:hidden="true" style:hidden="true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paragraph-properties fo:text-align="start" style:justify-single-word="false"/>
      <style:text-properties officeooo:paragraph-rsid="010b73da"/>
    </style:style>
    <style:style style:name="MP2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MP4" style:family="paragraph" style:parent-style-name="Footer">
      <style:text-properties officeooo:paragraph-rsid="018620a3"/>
    </style:style>
    <style:style style:name="MP5" style:family="paragraph">
      <loext:graphic-properties draw:fill-color="#2a6099"/>
      <style:paragraph-properties fo:text-align="center"/>
    </style:style>
    <style:style style:name="MP6" style:family="paragraph" style:parent-style-name="_5f_Footer_20_page_20_paire_20__28_G_29_">
      <style:text-properties officeooo:paragraph-rsid="02cdb06c"/>
    </style:style>
    <style:style style:name="MP7" style:family="paragraph">
      <loext:graphic-properties draw:fill="solid" draw:fill-color="#7fb241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0" style:family="paragraph" style:parent-style-name="_5f_Header_20_page_20_paire_20__28_G_29_">
      <style:paragraph-properties fo:text-align="start" style:justify-single-word="false"/>
    </style:style>
    <style:style style:name="M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Header_20_page_20_paire_20__28_G_29_">
      <style:text-properties officeooo:paragraph-rsid="029191d0"/>
    </style:style>
    <style:style style:name="MP15" style:family="paragraph">
      <loext:graphic-properties draw:fill="solid" draw:fill-color="#2a6099"/>
    </style:style>
    <style:style style:name="MP16" style:family="paragraph" style:parent-style-name="_5f_Footer_20_page_20_impaire_20__28_D_29_">
      <style:paragraph-properties fo:text-align="center" style:justify-single-word="false"/>
      <style:text-properties officeooo:paragraph-rsid="02943ba7"/>
    </style:style>
    <style:style style:name="MP17" style:family="paragraph" style:parent-style-name="Header">
      <style:text-properties fo:font-size="3pt" style:font-size-asian="4pt" style:font-size-complex="4pt"/>
    </style:style>
    <style:style style:name="MP18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9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20" style:family="paragraph" style:parent-style-name="_5f_Header_20_page_20_paire_20__28_G_29_">
      <style:paragraph-properties fo:text-align="start" style:justify-single-word="false"/>
      <style:text-properties officeooo:paragraph-rsid="02a56131"/>
    </style:style>
    <style:style style:name="MP2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25" style:family="paragraph" style:parent-style-name="Footer">
      <style:text-properties officeooo:rsid="00178920" officeooo:paragraph-rsid="00178920"/>
    </style:style>
    <style:style style:name="MP26" style:family="paragraph" style:parent-style-name="Footer">
      <style:text-properties officeooo:paragraph-rsid="004274bc"/>
    </style:style>
    <style:style style:name="MP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9" style:family="paragraph" style:parent-style-name="Header">
      <style:text-properties fo:font-size="14pt" style:font-size-asian="14pt" style:font-size-complex="14pt"/>
    </style:style>
    <style:style style:name="MP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31" style:family="paragraph" style:parent-style-name="Standard">
      <style:text-properties fo:font-size="6pt" style:font-size-asian="6pt" style:font-size-complex="6pt"/>
    </style:style>
    <style:style style:name="MP3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3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5" style:family="paragraph" style:parent-style-name="_5f_Titre_20_d_27_exercices_20_livret" style:list-style-name="_5f_Numérotation_20_des_20_exercices_20_livrets"/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3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loext:opacity="100%" fo:font-size="16pt" style:font-size-asian="16pt" style:font-size-complex="16pt"/>
    </style:style>
    <style:style style:name="MT3" style:family="text">
      <style:text-properties fo:color="#0066ff" loext:opacity="100%" fo:font-size="16pt" fo:letter-spacing="normal" officeooo:rsid="01202368" style:font-size-asian="16pt" style:font-size-complex="16pt"/>
    </style:style>
    <style:style style:name="MT4" style:family="text">
      <style:text-properties fo:font-variant="normal" fo:text-transform="none" fo:color="#0066ff" loext:opacity="100%" style:font-name="Bitstream Vera Sans5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MT6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7" style:family="text">
      <style:text-properties officeooo:rsid="029c49ad"/>
    </style:style>
    <style:style style:name="MT8" style:family="text">
      <style:text-properties officeooo:rsid="029e98ca"/>
    </style:style>
    <style:style style:name="MT9" style:family="text">
      <style:text-properties fo:font-variant="small-caps" fo:color="#2a6099" loext:opacity="100%" style:font-name="Bitstream Vera Sans2" fo:font-size="16pt" fo:font-style="normal" fo:text-shadow="none" fo:font-weight="bold" officeooo:rsid="026ba6a2"/>
    </style:style>
    <style:style style:name="MT10" style:family="text">
      <style:text-properties fo:font-variant="small-caps" fo:color="#2a6099" loext:opacity="100%" style:font-name="Bitstream Vera Sans2" fo:font-size="16pt" fo:font-style="normal" fo:text-shadow="none" fo:font-weight="bold" officeooo:rsid="01e0e078"/>
    </style:style>
    <style:style style:name="MT11" style:family="text">
      <style:text-properties fo:font-variant="small-caps" fo:color="#2a6099" loext:opacity="100%" style:font-name="Bitstream Vera Sans2" fo:font-size="16pt" fo:font-style="normal" fo:text-shadow="none" fo:font-weight="bold" officeooo:rsid="02890049"/>
    </style:style>
    <style:style style:name="MT12" style:family="text">
      <style:text-properties fo:font-variant="small-caps" fo:color="#808080" loext:opacity="100%" style:font-name="Bitstream Vera Sans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808080" loext:opacity="100%" style:font-name="Bitstream Vera Sans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font-variant="small-caps" fo:color="#808080" loext:opacity="100%" style:font-name="Bitstream Vera Sans" fo:font-size="11pt" fo:font-style="normal" fo:font-weight="bold" officeooo:rsid="02892b5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" style:family="text">
      <style:text-properties fo:font-size="12pt" style:font-size-asian="12pt" style:font-size-complex="12pt"/>
    </style:style>
    <style:style style:name="MT16" style:family="text">
      <style:text-properties fo:font-variant="small-caps" fo:font-size="15pt" style:font-size-asian="15pt" style:font-size-complex="15pt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9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20" style:family="text">
      <style:text-properties officeooo:rsid="00b6801f"/>
    </style:style>
    <style:style style:name="MT2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24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25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MT26" style:family="text">
      <style:text-properties fo:font-variant="small-caps" officeooo:rsid="00990660"/>
    </style:style>
    <style:style style:name="MT27" style:family="text">
      <style:text-properties fo:font-variant="small-caps" officeooo:rsid="0054f64f"/>
    </style:style>
    <style:style style:name="MT28" style:family="text">
      <style:text-properties fo:font-variant="small-caps" officeooo:rsid="00b5d2d1"/>
    </style:style>
    <style:style style:name="MT29" style:family="text">
      <style:text-properties fo:font-variant="small-caps" officeooo:rsid="00b6801f"/>
    </style:style>
    <style:style style:name="MT30" style:family="text">
      <style:text-properties officeooo:rsid="009e3fdd"/>
    </style:style>
    <style:style style:name="MT31" style:family="text">
      <style:text-properties officeooo:rsid="00b5d2d1"/>
    </style:style>
    <style:style style:name="MT32" style:family="text">
      <style:text-properties officeooo:rsid="002925a2"/>
    </style:style>
    <style:style style:name="MT33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198cm">
          <style:column-sep style:width="0.009cm" style:color="#0066ff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6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colonnes" style:display-name="2colonnes" style:page-layout-name="Mpm10">
      <style:header>
        <text:p text:style-name="MP1"><draw:path text:anchor-type="paragraph" draw:z-index="19" draw:name="Shape14" draw:style-name="Mgr1" draw:text-style-name="MP2" svg:width="4.329cm" svg:height="2.24cm" svg:x="-9.53cm" svg:y="-3.63cm" svg:viewBox="0 0 4330 2241" svg:d="M0 2241l3984-288c209-15 363-168 345-342l-170-1611h-4159z"><text:p/></draw:path><draw:frame text:anchor-type="paragraph" draw:z-index="20" draw:name="Shape1_2" draw:style-name="Mgr2" draw:text-style-name="MP3" svg:width="3.386cm" svg:height="1.318cm" draw:transform="rotate (0.0795870138909414) translate (-1.83091666666667cm -0.428625cm)"><draw:text-box><text:p><text:span text:style-name="MT1">Gé</text:span><text:span text:style-name="MT1">om</text:span><text:span text:style-name="MT1">étri</text:span><text:span text:style-name="MT1">e</text:span><text:span text:style-name="MT2"> </text:span></text:p></draw:text-box></draw:frame><text:span text:style-name="MT3"><text:tab/><text:tab/><text:tab/> <text:s text:c="2"/></text:span><text:span text:style-name="MT4">La symétrie axiale</text:span></text:p>
      </style:header>
      <style:footer>
        <text:p text:style-name="MP4"><text:span text:style-name="MT5"><text:s/></text:span><text:page-number text:select-page="current">0</text:page-number></text:p>
      </style:footer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line text:anchor-type="paragraph" draw:z-index="27" draw:name="Shape3_2" draw:style-name="Mgr3" draw:text-style-name="MP5" svg:x1="16.572cm" svg:y1="0.36cm" svg:x2="20.495cm" svg:y2="0.344cm"><text:p/></draw:line>:</text:p>
      </style:header>
      <style:footer>
        <text:h text:style-name="MP6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24" draw:name="Shape1_1" draw:style-name="Mgr4" draw:text-style-name="MP7" svg:width="4.329cm" svg:height="2.24cm" svg:x="-1.499cm" svg:y="-1.198cm" svg:viewBox="0 0 4330 2241" svg:d="M0 2241l3984-288c209-15 363-168 345-342l-170-1611h-4159z"><text:p/></draw:path><draw:frame text:anchor-type="paragraph" draw:z-index="25" draw:name="Shape2_3" draw:style-name="Mgr5" draw:text-style-name="MP9" svg:width="3.857cm" svg:height="0.798cm" draw:transform="rotate (0.0872664625997165) translate (-1.18004166666667cm 0.647347222222222cm)"><draw:text-box><text:p text:style-name="MP8"><text:span text:style-name="MT6">Sé</text:span><text:span text:style-name="MT6">rie </text:span><text:span text:style-name="MT6">1</text:span></text:p></draw:text-box></draw:frame><draw:line text:anchor-type="paragraph" draw:z-index="26" draw:name="Shape3_3" draw:style-name="Mgr6" draw:text-style-name="MP5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line text:anchor-type="paragraph" draw:z-index="0" draw:name="Shape3" draw:style-name="Mgr7" draw:text-style-name="MP8" svg:x1="16.984cm" svg:y1="0.364cm" svg:x2="20.496cm" svg:y2="0.36cm"><text:p/></draw:line><text:span text:style-name="MT7">Symétrie axiale</text:span> : <text:span text:style-name="MT8">Axes de symétrie de figures </text:span></text:p>
      </style:header>
      <style:footer>
        <text:h text:style-name="MP11" text:outline-level="1"><text:span text:style-name="MT8">Symétrie axiale</text:span> : <text:span text:style-name="MT8">Axes de symétrie de figures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_5f_Header_20_page_20_paire_20__28_G_29_"><draw:line text:anchor-type="paragraph" draw:z-index="1" draw:name="Shape3_0" draw:style-name="Mgr7" draw:text-style-name="MP8" svg:x1="17.935cm" svg:y1="0.36cm" svg:x2="20.496cm" svg:y2="0.36cm"><text:p/></draw:line><text:s/>: </text:p>
      </style:header>
      <style:footer>
        <text:h text:style-name="MP12" text:outline-level="1"><text:s/>: </text:h>
      </style:footer>
      <style:footer-left>
        <text:p text:style-name="MP13">Série 2 :<text:tab/> <text:s text:c="87"/>Chapitre G? : ...</text:p>
      </style:footer-left>
    </style:master-page>
    <style:master-page style:name="_5f_Fiche_20_éditeur_20_page_20_paire_20_section_20_a_20_une_20_et_20_deux_20_colonnes" style:display-name="_Fiche éditeur page paire section a une et deux colonnes" style:page-layout-name="Mpm15">
      <style:header>
        <text:p text:style-name="MP14"><draw:path text:anchor-type="paragraph" draw:z-index="21" draw:name="Shape1_7" draw:style-name="Mgr8" draw:text-style-name="MP15" svg:width="4.329cm" svg:height="2.24cm" svg:x="-1.787cm" svg:y="-0.8cm" svg:viewBox="0 0 4330 2241" svg:d="M0 2241l3984-288c209-15 363-168 345-342l-170-1611h-4159z"><text:p/></draw:path><draw:frame text:anchor-type="paragraph" draw:z-index="22" draw:name="Shape2_5" draw:style-name="Mgr9" draw:text-style-name="MP9" svg:width="3.857cm" svg:height="1.329cm" draw:transform="rotate (0.0872664625997165) translate (-1.07773611111111cm 0.0176388888888889cm)"><draw:text-box><text:p text:style-name="MP8"><text:span text:style-name="MT6">Sy</text:span><text:span text:style-name="MT6">m</text:span><text:span text:style-name="MT6">ét</text:span><text:span text:style-name="MT6">rie</text:span><text:span text:style-name="MT6"><text:line-break/></text:span><text:span text:style-name="MT6">Sé</text:span><text:span text:style-name="MT6">rie </text:span><text:span text:style-name="MT6">3</text:span></text:p></draw:text-box></draw:frame><draw:line text:anchor-type="paragraph" draw:z-index="23" draw:name="Shape3_5" draw:style-name="Mgr10" draw:text-style-name="MP5" svg:x1="15.96cm" svg:y1="0.36cm" svg:x2="20.513cm" svg:y2="0.36cm"><text:p/></draw:line><text:span text:style-name="MT9">Symétrie</text:span><text:span text:style-name="MT10"> : </text:span><text:span text:style-name="MT11">construction</text:span></text:p>
      </style:header>
      <style:footer>
        <text:h text:style-name="MP16" text:outline-level="1"><text:span text:style-name="MT12">S</text:span><text:span text:style-name="MT13">ymétrie : </text:span><text:span text:style-name="MT14">construction</text:span></text:h>
      </style:footer>
    </style:master-page>
    <style:master-page style:name="_5f_Fiche_20_format_20_Site" loext:hidden="true" style:hidden="true" style:display-name="_Fiche format Site" style:page-layout-name="Mpm16">
      <style:header>
        <text:p text:style-name="MP17"/>
        <text:p text:style-name="MP18"><text:span text:style-name="MT15">Chapitre N3 :</text:span> <text:span text:style-name="MT16">Nombres fractions</text:span></text:p>
        <text:p text:style-name="MP19">Série 2 : Fractions et partage <text:s text:c="75"/></text:p>
      </style:header>
    </style:master-page>
    <style:master-page style:name="SERIE_5f_G_5f_GAUCHE_5f_ET_5f_DROITE_5f_2COL" style:display-name="SERIE_G_GAUCHE_ET_DROITE_2COL" style:page-layout-name="Mpm17" draw:style-name="Mdp1">
      <style:header>
        <text:p text:style-name="MP20"><text:span text:style-name="MT17">Symétrie axiale</text:span><text:span text:style-name="MT18"> : </text:span><text:span text:style-name="MT19">Axes de symétrie de figures</text:span></text:p>
      </style:header>
      <style:footer>
        <text:p text:style-name="MP21"><draw:frame draw:style-name="Mfr1" draw:name="Frame1" text:anchor-type="paragraph" svg:y="-0.06cm" draw:z-index="15"><draw:text-box fo:min-height="0.499cm" fo:min-width="7.096cm"><draw:frame draw:style-name="Mfr2" draw:name="Frame2" text:anchor-type="frame" svg:x="0.45cm" svg:y="0.079cm" svg:width="0.817cm" draw:z-index="16"><draw:text-box fo:min-height="0.355cm"><text:p text:style-name="MP22"><draw:g text:anchor-type="paragraph" draw:z-index="18" draw:name="Shape4_1" draw:style-name="Mgr11"><draw:path draw:style-name="Mgr12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4"><text:span text:style-name="MT20">S</text:span>ymétrie axiale : axes de symétrie de figures</text:p></draw:text-box></draw:frame></text:p>
      </style:footer>
      <style:footer-left>
        <text:p text:style-name="MP25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2"><draw:g text:anchor-type="paragraph" draw:z-index="12" draw:name="Shape4_2" draw:style-name="Mgr11"><draw:path draw:style-name="Mgr12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1">Géométrie plane : </text:span><text:span text:style-name="MT22">parallèles, perpendiculaires, </text:span><text:span text:style-name="MT23">distances</text:span></text:p></draw:text-box></draw:frame></text:p>
      </style:footer-left>
    </style:master-page>
    <style:master-page style:name="odile" style:page-layout-name="Mpm18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0" draw:name="Shape5" draw:style-name="Mgr13"><draw:ellipse draw:style-name="Mgr14" draw:text-style-name="MP27" svg:width="1.715cm" svg:height="1.784cm" svg:x="0cm" svg:y="0.004cm" draw:kind="arc" draw:start-angle="90.48" draw:end-angle="269.56"><text:p/></draw:ellipse><draw:line draw:style-name="Mgr14" draw:text-style-name="MP27" svg:x1="0.847cm" svg:y1="0.002cm" svg:x2="18.167cm" svg:y2="0.002cm"><text:p/></draw:line><draw:line draw:style-name="Mgr14" draw:text-style-name="MP27" svg:x1="0.847cm" svg:y1="1.782cm" svg:x2="18.158cm" svg:y2="1.782cm"><text:p/></draw:line><draw:ellipse draw:style-name="Mgr14" draw:text-style-name="MP27" svg:width="1.719cm" svg:height="1.782cm" svg:x="17.29cm" svg:y="0cm" draw:kind="arc" draw:start-angle="270.5" draw:end-angle="89.48"><text:p/></draw:ellipse><draw:frame draw:style-name="Mgr15" draw:text-style-name="MP28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9">N1 : Priorités, distributivité</text:p>
                    </table:table-cell>
                    <table:table-cell table:style-name="Tableau5.A1" office:value-type="string">
                      <text:p text:style-name="MP29"/>
                    </table:table-cell>
                  </table:table-row>
                  <table:table-row>
                    <table:table-cell table:style-name="Tableau5.A1" office:value-type="string">
                      <text:p text:style-name="MP30">Série 1 : Priorités opératoires</text:p>
                    </table:table-cell>
                    <table:table-cell table:style-name="Tableau5.A1" office:value-type="string">
                      <text:p text:style-name="MP30"/>
                    </table:table-cell>
                  </table:table-row>
                </table:table>
              </table:table-cell>
            </table:table-row>
          </table:table-header-rows>
        </table:table>
        <text:p text:style-name="MP31"><text:span text:style-name="corps"><text:span text:style-name="MT2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1" draw:name="Shape6" draw:style-name="Mgr13"><draw:ellipse draw:style-name="Mgr14" draw:text-style-name="MP27" svg:width="1.715cm" svg:height="1.784cm" svg:x="0cm" svg:y="0.004cm" draw:kind="arc" draw:start-angle="90.48" draw:end-angle="269.56"><text:p/></draw:ellipse><draw:line draw:style-name="Mgr14" draw:text-style-name="MP27" svg:x1="0.847cm" svg:y1="0.002cm" svg:x2="18.167cm" svg:y2="0.002cm"><text:p/></draw:line><draw:line draw:style-name="Mgr14" draw:text-style-name="MP27" svg:x1="0.847cm" svg:y1="1.782cm" svg:x2="18.158cm" svg:y2="1.782cm"><text:p/></draw:line><draw:ellipse draw:style-name="Mgr14" draw:text-style-name="MP27" svg:width="1.719cm" svg:height="1.782cm" svg:x="17.29cm" svg:y="0cm" draw:kind="arc" draw:start-angle="270.5" draw:end-angle="89.48"><text:p/></draw:ellipse><draw:frame draw:style-name="Mgr15" draw:text-style-name="MP28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9">5N1 : Priorités, distributivité</text:p>
                    </table:table-cell>
                    <table:table-cell table:style-name="Tableau7.A1" office:value-type="string">
                      <text:p text:style-name="MP29"/>
                    </table:table-cell>
                  </table:table-row>
                  <table:table-row>
                    <table:table-cell table:style-name="Tableau7.A1" office:value-type="string">
                      <text:p text:style-name="MP30">Série 1 : Priorités opératoires</text:p>
                    </table:table-cell>
                    <table:table-cell table:style-name="Tableau7.A1" office:value-type="string">
                      <text:p text:style-name="MP30"/>
                    </table:table-cell>
                  </table:table-row>
                </table:table>
              </table:table-cell>
            </table:table-row>
          </table:table-header-rows>
        </table:table>
        <text:p text:style-name="MP31"><text:span text:style-name="corps"><text:span text:style-name="MT24"/></text:span></text:p>
      </style:header-left>
      <style:footer>
        <text:p text:style-name="MP32"><text:span text:style-name="MT2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9" draw:style-name="Mdp2">
      <style:header>
        <text:p text:style-name="MP33">Série 4 : Constructions (2)</text:p>
      </style:header>
      <style:footer>
        <text:p text:style-name="MP34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20">
      <style:header>
        <text:p text:style-name="MP33">Série 6 : Démonstrations (2)</text:p>
        <text:list xml:id="list3994475079" text:style-name="_5f_Numérotation_20_des_20_exercices_20_livrets">
          <text:list-item>
            <text:h text:style-name="MP35" text:outline-level="1">Sans justi</text:h>
          </text:list-item>
        </text:list>
      </style:header>
      <style:footer>
        <text:p text:style-name="MP34">Parallélogrammes : Chapitre G3</text:p>
      </style:footer>
    </style:master-page>
    <style:master-page style:name="SERIE_5f_G_5f_GAUCHE_5f_ET_5f_DROITE_5f_1COL" style:display-name="SERIE_G_GAUCHE_ET_DROITE_1COL" style:page-layout-name="Mpm21" draw:style-name="Mdp1">
      <style:header>
        <text:p text:style-name="MP36"><text:span text:style-name="MT26">Géométrie plane</text:span><text:span text:style-name="MT27"> : </text:span><text:span text:style-name="MT28">Parallèles, perpendiculaires,<text:line-break/> </text:span><text:span text:style-name="MT29">distances</text:span></text:p>
      </style:header>
      <style:footer>
        <text:p text:style-name="MP2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2"><text:page-number text:select-page="current">0</text:page-number></text:p></draw:text-box></draw:frame><text:p text:style-name="MP37"><text:span text:style-name="MT30">Géométrie plane : </text:span><text:span text:style-name="MT31">parallèles, perpendiculaires, </text:span><text:span text:style-name="MT20">distances</text:span></text:p></draw:text-box></draw:frame><draw:g text:anchor-type="paragraph" draw:z-index="13" draw:name="Shape4_3" draw:style-name="Mgr11"><draw:path draw:style-name="Mgr12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5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2"><text:page-number text:select-page="current">0</text:page-number></text:p></draw:text-box></draw:frame><text:p text:style-name="MP37"><text:span text:style-name="MT30">Géométrie plane : </text:span><text:span text:style-name="MT31">parallèles, perpendiculaires, </text:span><text:span text:style-name="MT20">distances</text:span></text:p></draw:text-box></draw:frame><draw:g text:anchor-type="paragraph" draw:z-index="14" draw:name="Shape4_4" draw:style-name="Mgr11"><draw:path draw:style-name="Mgr12" draw:text-style-name="MP2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38"><text:span text:style-name="MT26">Géométrie plane</text:span><text:span text:style-name="MT27"> : </text:span><text:span text:style-name="MT28">Parallèles, perpendiculaires,<text:line-break/> </text:span><text:span text:style-name="MT29">distances</text:span></text:p>
      </style:header>
      <style:footer>
        <text:p text:style-name="MP25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2"><draw:g text:anchor-type="paragraph" draw:z-index="17" draw:name="Shape4" draw:style-name="Mgr11"><draw:path draw:style-name="Mgr12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32">espace</text:span> • <text:span text:style-name="MT33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4H27M21S</meta:editing-duration>
    <meta:editing-cycles>293</meta:editing-cycles>
    <meta:generator>LibreOffice/7.0.0.3$Linux_X86_64 LibreOffice_project/8061b3e9204bef6b321a21033174034a5e2ea88e</meta:generator>
    <dc:date>2021-01-23T16:14:29.329539876</dc:date>
    <meta:document-statistic meta:table-count="2" meta:image-count="0" meta:object-count="0" meta:page-count="1" meta:paragraph-count="45" meta:word-count="279" meta:character-count="1771" meta:non-whitespace-character-count="1356"/>
    <meta:template xlink:type="simple" xlink:actuate="onRequest" xlink:title="13-Géométrie plane partie_2_Serie_4_parallèles_et_perpendiculaires" xlink:href="../13-Géométrie%20plane%20partie_2_Serie_4_parallèles_et_perpendiculaires.ott" meta:date="2021-01-17T20:27:00.625215510"/>
  </office:meta>
</office:document-meta>
</file>